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ed2fc"/>
    </style:style>
    <style:style style:name="P2" style:family="paragraph" style:parent-style-name="Standard">
      <style:text-properties officeooo:rsid="001ed2fc" officeooo:paragraph-rsid="001ed2fc"/>
    </style:style>
    <style:style style:name="P3" style:family="paragraph" style:parent-style-name="Standard">
      <style:text-properties officeooo:rsid="004a4630" officeooo:paragraph-rsid="001f8a23"/>
    </style:style>
    <style:style style:name="P4" style:family="paragraph" style:parent-style-name="Standard">
      <style:text-properties officeooo:rsid="001b0a71" officeooo:paragraph-rsid="001f8a23"/>
    </style:style>
    <style:style style:name="P5" style:family="paragraph" style:parent-style-name="Standard">
      <style:text-properties fo:font-weight="normal" officeooo:rsid="001b0a71" officeooo:paragraph-rsid="001f8a23" style:font-weight-asian="normal" style:font-weight-complex="normal"/>
    </style:style>
    <style:style style:name="P6" style:family="paragraph" style:parent-style-name="Standard">
      <style:text-properties fo:font-weight="normal" officeooo:rsid="001e7575" officeooo:paragraph-rsid="001f8a23" style:font-weight-asian="normal" style:font-weight-complex="normal"/>
    </style:style>
    <style:style style:name="P7" style:family="paragraph" style:parent-style-name="Standard">
      <style:text-properties fo:font-weight="normal" officeooo:rsid="0050ee37" officeooo:paragraph-rsid="001f8a23" style:font-weight-asian="normal" style:font-weight-complex="normal"/>
    </style:style>
    <style:style style:name="P8" style:family="paragraph" style:parent-style-name="Standard">
      <style:text-properties fo:font-weight="normal" officeooo:rsid="0037a133" officeooo:paragraph-rsid="001f8a23" style:font-weight-asian="normal" style:font-weight-complex="normal"/>
    </style:style>
    <style:style style:name="P9" style:family="paragraph" style:parent-style-name="Standard">
      <style:text-properties fo:font-weight="normal" officeooo:rsid="00495181" officeooo:paragraph-rsid="001f8a23" style:font-weight-asian="normal" style:font-weight-complex="normal"/>
    </style:style>
    <style:style style:name="P10" style:family="paragraph" style:parent-style-name="Standard">
      <style:text-properties fo:font-weight="normal" officeooo:rsid="004a4630" officeooo:paragraph-rsid="001f8a23" style:font-weight-asian="normal" style:font-weight-complex="normal"/>
    </style:style>
    <style:style style:name="P11" style:family="paragraph" style:parent-style-name="Standard">
      <style:text-properties fo:font-style="italic" officeooo:rsid="001abdb9" officeooo:paragraph-rsid="001f8a23" style:font-style-asian="italic" style:font-style-complex="italic"/>
    </style:style>
    <style:style style:name="P12" style:family="paragraph" style:parent-style-name="Standard">
      <style:text-properties officeooo:rsid="00239c10" officeooo:paragraph-rsid="001f8a23"/>
    </style:style>
    <style:style style:name="P13" style:family="paragraph" style:parent-style-name="Standard">
      <style:text-properties fo:font-weight="bold" officeooo:rsid="00293942" officeooo:paragraph-rsid="001f8a23" style:font-weight-asian="bold" style:font-weight-complex="bold"/>
    </style:style>
    <style:style style:name="P14" style:family="paragraph" style:parent-style-name="Standard">
      <style:text-properties fo:font-weight="bold" officeooo:rsid="001da79f" officeooo:paragraph-rsid="001f8a23" style:font-weight-asian="bold" style:font-weight-complex="bold"/>
    </style:style>
    <style:style style:name="P15" style:family="paragraph" style:parent-style-name="Standard">
      <style:text-properties fo:font-weight="bold" officeooo:paragraph-rsid="001f8a23" style:font-weight-asian="bold" style:font-weight-complex="bold"/>
    </style:style>
    <style:style style:name="P16" style:family="paragraph" style:parent-style-name="Standard">
      <style:text-properties officeooo:rsid="001abdb9" officeooo:paragraph-rsid="001f8a23"/>
    </style:style>
    <style:style style:name="P17" style:family="paragraph" style:parent-style-name="Standard">
      <style:text-properties officeooo:rsid="0035cfc8" officeooo:paragraph-rsid="001f8a23"/>
    </style:style>
    <style:style style:name="P18" style:family="paragraph" style:parent-style-name="Standard">
      <style:text-properties officeooo:rsid="0029bf16" officeooo:paragraph-rsid="001f8a23"/>
    </style:style>
    <style:style style:name="P19" style:family="paragraph" style:parent-style-name="Standard">
      <style:text-properties officeooo:rsid="003d3029" officeooo:paragraph-rsid="001f8a23"/>
    </style:style>
    <style:style style:name="P20" style:family="paragraph" style:parent-style-name="Standard">
      <style:text-properties officeooo:rsid="001da79f" officeooo:paragraph-rsid="001f8a23"/>
    </style:style>
    <style:style style:name="P21" style:family="paragraph" style:parent-style-name="Standard">
      <style:text-properties officeooo:rsid="003110d9" officeooo:paragraph-rsid="001f8a23"/>
    </style:style>
    <style:style style:name="P22" style:family="paragraph" style:parent-style-name="Standard">
      <style:text-properties officeooo:rsid="00399d87" officeooo:paragraph-rsid="001f8a23"/>
    </style:style>
    <style:style style:name="P23" style:family="paragraph" style:parent-style-name="Standard">
      <style:text-properties officeooo:rsid="003b9016" officeooo:paragraph-rsid="001f8a23"/>
    </style:style>
    <style:style style:name="P24" style:family="paragraph" style:parent-style-name="Standard">
      <style:text-properties officeooo:rsid="004ad1cc" officeooo:paragraph-rsid="001f8a23"/>
    </style:style>
    <style:style style:name="P25" style:family="paragraph" style:parent-style-name="Standard">
      <style:text-properties officeooo:rsid="004b53c2" officeooo:paragraph-rsid="001f8a23"/>
    </style:style>
    <style:style style:name="P26" style:family="paragraph" style:parent-style-name="Standard">
      <style:text-properties officeooo:rsid="004d019f" officeooo:paragraph-rsid="001f8a23"/>
    </style:style>
    <style:style style:name="P27" style:family="paragraph" style:parent-style-name="Standard">
      <style:text-properties officeooo:paragraph-rsid="001f8a23"/>
    </style:style>
    <style:style style:name="P28" style:family="paragraph" style:parent-style-name="Standard">
      <style:text-properties officeooo:rsid="001f8a23" officeooo:paragraph-rsid="001f8a23"/>
    </style:style>
    <style:style style:name="T1" style:family="text">
      <style:text-properties fo:font-weight="bold" style:font-weight-asian="bold" style:font-weight-complex="bold"/>
    </style:style>
    <style:style style:name="T2" style:family="text">
      <style:text-properties fo:font-weight="bold" officeooo:rsid="001b0a71" style:font-weight-asian="bold" style:font-weight-complex="bold"/>
    </style:style>
    <style:style style:name="T3" style:family="text">
      <style:text-properties officeooo:rsid="00490830"/>
    </style:style>
    <style:style style:name="T4" style:family="text">
      <style:text-properties officeooo:rsid="001c44b4"/>
    </style:style>
    <style:style style:name="T5" style:family="text">
      <style:text-properties fo:font-weight="normal" style:font-weight-asian="normal" style:font-weight-complex="normal"/>
    </style:style>
    <style:style style:name="T6" style:family="text">
      <style:text-properties fo:font-weight="normal" officeooo:rsid="001b0a71" style:font-weight-asian="normal" style:font-weight-complex="normal"/>
    </style:style>
    <style:style style:name="T7" style:family="text">
      <style:text-properties fo:font-weight="normal" officeooo:rsid="001c44b4" style:font-weight-asian="normal" style:font-weight-complex="normal"/>
    </style:style>
    <style:style style:name="T8" style:family="text">
      <style:text-properties fo:font-weight="normal" officeooo:rsid="001e7575" style:font-weight-asian="normal" style:font-weight-complex="normal"/>
    </style:style>
    <style:style style:name="T9" style:family="text">
      <style:text-properties fo:font-weight="normal" officeooo:rsid="0025603d" style:font-weight-asian="normal" style:font-weight-complex="normal"/>
    </style:style>
    <style:style style:name="T10" style:family="text">
      <style:text-properties fo:font-weight="normal" officeooo:rsid="00201450" style:font-weight-asian="normal" style:font-weight-complex="normal"/>
    </style:style>
    <style:style style:name="T11" style:family="text">
      <style:text-properties fo:font-weight="normal" officeooo:rsid="0026a91d" style:font-weight-asian="normal" style:font-weight-complex="normal"/>
    </style:style>
    <style:style style:name="T12" style:family="text">
      <style:text-properties fo:font-weight="normal" officeooo:rsid="00239c10" style:font-weight-asian="normal" style:font-weight-complex="normal"/>
    </style:style>
    <style:style style:name="T13" style:family="text">
      <style:text-properties fo:font-weight="normal" officeooo:rsid="00293942" style:font-weight-asian="normal" style:font-weight-complex="normal"/>
    </style:style>
    <style:style style:name="T14" style:family="text">
      <style:text-properties fo:font-weight="normal" officeooo:rsid="002c5a64" style:font-weight-asian="normal" style:font-weight-complex="normal"/>
    </style:style>
    <style:style style:name="T15" style:family="text">
      <style:text-properties fo:font-weight="normal" officeooo:rsid="004f1ea2" style:font-weight-asian="normal" style:font-weight-complex="normal"/>
    </style:style>
    <style:style style:name="T16" style:family="text">
      <style:text-properties fo:font-weight="normal" officeooo:rsid="004a4630" style:font-weight-asian="normal" style:font-weight-complex="normal"/>
    </style:style>
    <style:style style:name="T17" style:family="text">
      <style:text-properties officeooo:rsid="001abdb9"/>
    </style:style>
    <style:style style:name="T18" style:family="text">
      <style:text-properties fo:font-variant="normal" fo:text-transform="none" style:text-position="super 58%" fo:font-style="normal" style:text-underline-style="none" fo:font-weight="normal"/>
    </style:style>
    <style:style style:name="T19" style:family="text">
      <style:text-properties fo:font-variant="normal" fo:text-transform="none" style:text-position="super 58%" fo:font-style="normal" style:text-underline-style="none" fo:font-weight="normal" officeooo:rsid="0026a91d" style:font-weight-asian="normal" style:font-weight-complex="normal"/>
    </style:style>
    <style:style style:name="T20" style:family="text">
      <style:text-properties fo:font-style="italic" fo:font-weight="normal" officeooo:rsid="00201450" style:font-style-asian="italic" style:font-weight-asian="normal" style:font-style-complex="italic" style:font-weight-complex="normal"/>
    </style:style>
    <style:style style:name="T21" style:family="text">
      <style:text-properties fo:font-style="italic" officeooo:rsid="00337227" style:font-style-asian="italic" style:font-style-complex="italic"/>
    </style:style>
    <style:style style:name="T22" style:family="text">
      <style:text-properties fo:font-style="italic" officeooo:rsid="00495181" style:font-style-asian="italic" style:font-style-complex="italic"/>
    </style:style>
    <style:style style:name="T23" style:family="text">
      <style:text-properties officeooo:rsid="0035cfc8"/>
    </style:style>
    <style:style style:name="T24" style:family="text">
      <style:text-properties officeooo:rsid="004f1ea2"/>
    </style:style>
    <style:style style:name="T25" style:family="text">
      <style:text-properties officeooo:rsid="0036d9b4"/>
    </style:style>
    <style:style style:name="T26" style:family="text">
      <style:text-properties officeooo:rsid="003febad"/>
    </style:style>
    <style:style style:name="T27" style:family="text">
      <style:text-properties officeooo:rsid="001da79f"/>
    </style:style>
    <style:style style:name="T28" style:family="text">
      <style:text-properties officeooo:rsid="0050ee37"/>
    </style:style>
    <style:style style:name="T29" style:family="text">
      <style:text-properties officeooo:rsid="003110d9"/>
    </style:style>
    <style:style style:name="T30" style:family="text">
      <style:text-properties fo:font-style="normal" officeooo:rsid="00337227" style:font-style-asian="normal" style:font-style-complex="normal"/>
    </style:style>
    <style:style style:name="T31" style:family="text">
      <style:text-properties officeooo:rsid="002ad1b0"/>
    </style:style>
    <style:style style:name="T32" style:family="text">
      <style:text-properties officeooo:rsid="002f1e27"/>
    </style:style>
    <style:style style:name="T33" style:family="text">
      <style:text-properties officeooo:rsid="00399d87"/>
    </style:style>
    <style:style style:name="T34" style:family="text">
      <style:text-properties officeooo:rsid="003d3029"/>
    </style:style>
    <style:style style:name="T35" style:family="text">
      <style:text-properties officeooo:rsid="00495181"/>
    </style:style>
    <style:style style:name="T36" style:family="text">
      <style:text-properties officeooo:rsid="004a4630"/>
    </style:style>
    <style:style style:name="T37" style:family="text">
      <style:text-properties officeooo:rsid="004ad1cc"/>
    </style:style>
    <style:style style:name="T38" style:family="text">
      <style:text-properties officeooo:rsid="004d019f"/>
    </style:style>
    <style:style style:name="T39" style:family="text">
      <style:text-properties officeooo:rsid="004b53c2"/>
    </style:style>
    <style:style style:name="T40" style:family="text">
      <style:text-properties officeooo:rsid="004e1915"/>
    </style:style>
    <style:style style:name="T41" style:family="text">
      <style:text-properties officeooo:rsid="004df73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ewer #2: Thank you for the opportunity to review the paper by Thomas et al. It's generally a nicely done study that places endophytes in the context of spatial and environmental factors, hosts, and tissue types (wood, leaves). Generally the work is solid and the stats top-quality. Most of my suggestions are cosmetic.<text:line-break/><text:line-break/>- Please try to avoid 'nouns stacked up as modifiers' like this: leaf fungal endophyte amplicon library preparations<text:line-break/><text:line-break/>- Can the description of the FDP be shortened given the existence of previously published information?<text:line-break/><text:line-break/>- Where possible avoid single-sentence paragraphs (as in results)<text:line-break/><text:line-break/>- The results regarding  'Environmental effects on endophyte community composition' are difficult for me to understand/read.<text:line-break/><text:line-break/>- In general the authors do a nice job of not over-inferring causality from the observational study, but occasionally that still comes through (e.g., environmental effects on). I suggest softening the language here and throughout, perhaps to match that used in the text of the preceding paragraph (Host species is the strongest predictor'...).<text:line-break/><text:line-break/>- In general the results are often described more in terms of statistics than biological inference. The authors are terrific biologists, so I would encourage them to read this from the biological perspective and, using their good judgment to not over-infer/overstate biological stories (they're great about this), try to help the average endophyte biologist get to the biology presented here.<text:line-break/><text:line-break/>- The summary comparison could be the first paragraph of the discussion instead of appended on the results.<text:line-break/><text:line-break/>- I'm not a huge fan of the trend to use 'catchy titles with colons' when a scientifically descriptive title might be more effective.<text:line-break/><text:line-break/>- I suggest being a little careful in the discussion to not over-focus on the peculiarities of the FDP or this study in a way that really limits the scope of inference. The hill may be important indeed, but in the absence of a control or other context, does that broaden the study as written? Consider retooling here to help others appreciate and apply your work to improving their own. I also think that getting into neutral factors may be a bit far abroad for the study as presented here.<text:line-break/><text:line-break/>- I wonder if it would be useful for the nested diagram in Fig 1 to be proportional to otu or other measures.<text:line-break/><text:line-break/>- In the upper panel of Fig 5, any reason not to remove the outlier and re-analyze? Ditto with the odd host in Fig 6? (Recentering partially addresses this, but the analysis may be more informative if repeated w/ and w/o that species, with supplements used to good effect).<text:line-break/><text:line-break/>- Interesting that the core mycobiome contains lots of common genera that show up all the time in endophyte studies. Maybe a comment on this?</text:p>
      <text:p text:style-name="P1">- Throughout, the language could be a little more linear. Nested clauses/etc. are sometimes a bit more prevalent than necessary.<text:line-break/><text:line-break/><text:soft-page-break/>- Where possible I think figures could be combined and/or set up in a way to more clearly emphasize the key, generalizable results of the paper. Supplements could be used effectively to focus the paper more.<text:line-break/><text:line-break/>- Overall the paper is nice, and I think the text would benefit from a 'step-back-and-read' to be sure the authors' key points are clear.</text:p>
      <text:p text:style-name="P1"/>
      <text:p text:style-name="P2">Plan now:</text:p>
      <text:p text:style-name="P2"/>
      <text:p text:style-name="P2"/>
      <text:p text:style-name="P2"/>
      <text:p text:style-name="P2">Combine gottaFixes with this.</text:p>
      <text:p text:style-name="P2"/>
      <text:p text:style-name="P2">Save a fourth draft (where is the text?)</text:p>
      <text:p text:style-name="P2"/>
      <text:p text:style-name="P2">Do them. </text:p>
      <text:p text:style-name="P2"/>
      <text:p text:style-name="P2"/>
      <text:p text:style-name="P2"/>
      <text:p text:style-name="P27"><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27"><text:span text:style-name="T3">Removed.</text:span><text:line-break/></text:p>
      <text:p text:style-name="P28">GottaFix ------------&gt; remove figures, negative results</text:p>
      <text:p text:style-name="P27"><text:line-break/><text:span text:style-name="T1">I was unable to access the source code for this paper, and I did not see where/if the data were deposited to the SRA or another sequence repository.</text:span><text:line-break/></text:p>
      <text:p text:style-name="P4">The information for the read libraries was supplied in the data statement, the link to which is the final page in the submission pdf. <text:s/>The reads are deposited in two different repositories:</text:p>
      <text:p text:style-name="P27"/>
      <text:p text:style-name="P27"><text:span text:style-name="T4">1) as suggested by Elsevier, the wood reads are stored with Mendelay data. However, I double checked, and found a typo in the wood reads doi. The doi listed in the data statement for the wood endophyte reads is &lt;</text:span><text:a xlink:type="simple" xlink:href="http://dx.doi.org/10.17632/czvrfcj377.3" text:style-name="Internet_20_link" text:visited-style-name="Visited_20_Internet_20_Link"><text:span text:style-name="T4">http://dx.doi.org/10.17632/czvrfcj377.3</text:span></text:a><text:span text:style-name="T4">&gt;. This is </text:span><text:span text:style-name="T2">incorrect</text:span><text:span text:style-name="T6">. The actual doi for the wood endophyte reads </text:span><text:span text:style-name="T7">is</text:span><text:span text:style-name="T6">:</text:span></text:p>
      <text:p text:style-name="P5"/>
      <text:p text:style-name="P27"><text:span text:style-name="T6">&lt;</text:span><text:a xlink:type="simple" xlink:href="http://dx.doi.org/10.17632/czvrfcj377.2" text:style-name="Internet_20_link" text:visited-style-name="Visited_20_Internet_20_Link"><text:span text:style-name="T6">http://dx.doi.org/10.17632/czvrfcj377.2</text:span></text:a><text:span text:style-name="T6">&gt;</text:span></text:p>
      <text:p text:style-name="P27"><text:line-break/><text:span text:style-name="T4">2) Leaf reads are held by figshare, but not yet published, as they are part of an additional unpublished study. The doi listed is correct. </text:span></text:p>
      <text:p text:style-name="P5"/>
      <text:p text:style-name="P27"><text:soft-page-break/><text:line-break/><text:span text:style-name="T1">In the future please submit your paper with line numbers to facilitate reviews.</text:span></text:p>
      <text:p text:style-name="P27"/>
      <text:p text:style-name="P27"><text:span text:style-name="T17">From the author instructions, &lt;</text:span><text:a xlink:type="simple" xlink:href="https://www.elsevier.com/journals/fungal-ecology/1754-5048/guide-for-authors#4001" text:style-name="Internet_20_link" text:visited-style-name="Visited_20_Internet_20_Link"><text:span text:style-name="T17">https://www.elsevier.com/journals/fungal-ecology/1754-5048/guide-for-authors#4001</text:span></text:a><text:span text:style-name="T17">&gt;: </text:span></text:p>
      <text:p text:style-name="P27"/>
      <text:p text:style-name="P11">“Manuscripts should be double-spaced throughout. Do not include line numbering in the manuscript.”</text:p>
      <text:p text:style-name="P27"><text:line-break/><text:span text:style-name="T1">First paragraph is very long.  Could use a topic sentence.</text:span><text:line-break/></text:p>
      <text:p text:style-name="P12">–------------------GottaFix</text:p>
      <text:p text:style-name="P27"><text:line-break/><text:span text:style-name="T1">Field Methods: So host tree was not explicitly considered in the sampling scheme?  </text:span></text:p>
      <text:p text:style-name="P15"/>
      <text:p text:style-name="P27"><text:span text:style-name="T8">Host was not explicity considered for both statistical and logistical concerns; </text:span><text:span text:style-name="T9">it was entirely unknown before sampling</text:span><text:span text:style-name="T8">. </text:span><text:span text:style-name="T10">We undertook t</text:span><text:span text:style-name="T8">oo large a study </text:span><text:span text:style-name="T10">in too biodiverse a site</text:span><text:span text:style-name="T8"> to </text:span><text:span text:style-name="T10">sample in a way that</text:span><text:span text:style-name="T8"> could balance hosts evenly.</text:span><text:span text:style-name="T11"> When ranked by abundance, tree species at the Fusan FDP follow a typical rank-abundance curve, with a small number of highly abundant tree species and a large number of relatively rare trees</text:span><text:reference-mark-start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9">1</text:span><text:reference-mark-end text:name="ZOTERO_ITEM CSL_CITATION {&quot;citationID&quot;:&quot;y5oRIqxT&quot;,&quot;properties&quot;:{&quot;formattedCitation&quot;:&quot;\\super 1\\nosupersub{}&quot;,&quot;plainCitation&quot;:&quot;1&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EHpfO9Dmtp"/><text:span text:style-name="T11">. </text:span><text:span text:style-name="T12">Some hosts exist only in small clusters on the landscape, or are confined to </text:span><text:span text:style-name="T11">unusual habitat. Attempting to balance our host numbers </text:span><text:span text:style-name="T13">beyond a few abundant tree species</text:span><text:span text:style-name="T12"> would have resulted in an extremely contrived, clustered sampling pattern, aggravating the concerns about bias due to autocorrelation in the microbial communities.</text:span></text:p>
      <text:p text:style-name="P6"/>
      <text:p text:style-name="P27"><text:span text:style-name="T14">W</text:span><text:span text:style-name="T8">e also needed a sufficient diversity of hosts to make our cooccurrence analyses robust. </text:span><text:span text:style-name="T10">W</text:span><text:span text:style-name="T8">e needed enough other hosts, even if smaller numbers, to tell if a microbe was tending to cooccur with the hosts for which we had sufficient sample sizes to spatial analyses. The </text:span><text:span text:style-name="T10">numerous other hosts with small sample sizes picked up in our study allowed us some extra statistical confidence to say that the core microbes we detected in </text:span><text:span text:style-name="T20">Helicia</text:span><text:span text:style-name="T10"> were indeed tending to coccur with </text:span><text:span text:style-name="T20">Helicia</text:span><text:span text:style-name="T10"> more often than they seemed to be in other hosts. </text:span><text:line-break/></text:p>
      <text:p text:style-name="P15">Are the hosts spatially autocorrelated?</text:p>
      <text:p text:style-name="P27"/>
      <text:p text:style-name="P27"><text:span text:style-name="T23">As I’m sure Reviewer #1 is aware, the term autcorrelation is sufficiently broad to require further explanation of this question. Vegetative community does show strong spatial patterning, as is easily seen in fig. 1 but not quantitavely analyzed in our manuscript. A quick review of the individual tree species distributions on the plot also reveals obvious spatial patterns at several scales</text:span><text:reference-mark-start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18">1,2</text:span><text:reference-mark-end text:name="ZOTERO_ITEM CSL_CITATION {&quot;citationID&quot;:&quot;VhAY4xSC&quot;,&quot;properties&quot;:{&quot;formattedCitation&quot;:&quot;\\super 1,2\\nosupersub{}&quot;,&quot;plainCitation&quot;:&quot;1,2&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ZUhbcJpo4v"/><text:span text:style-name="T17">. Much of this patterning is discernable by the eye to be due to external ecological condition, and some excellent analyses by Su et al. support this</text:span><text:reference-mark-start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18">2</text:span><text:reference-mark-end text:name="ZOTERO_ITEM CSL_CITATION {&quot;citationID&quot;:&quot;iNZwuqsG&quot;,&quot;properties&quot;:{&quot;formattedCitation&quot;:&quot;\\super 2\\nosupersub{}&quot;,&quot;plainCitation&quot;:&quot;2&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RBD0RV3yoE"/><text:span text:style-name="T17">, creating “spatial dependence” in the tree distributions. Some of the patterning could be due to “autogenic” or “internal” autocorrelation. </text:span></text:p>
      <text:p text:style-name="P16"/>
      <text:p text:style-name="P17">I would like to know a bit more about which type or scale of autocorrelation in which Reviewer #1 is most interested, but I can imagine a they would be interested a classical univariate analysis of individual tree species (Moran’s I,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text:span text:style-name="T24">very </text:span>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27"><text:soft-page-break/></text:p>
      <text:p text:style-name="P16">I <text:span text:style-name="T23">believe I </text:span>understand Reviewer 1’s reasons for asking this question, however. It is important to ask whether any spatial patterns observed in the fungi are induced spatial dependence on their <text:span text:style-name="T24">tree </text:span>hosts <text:span text:style-name="T24">and the habitat they prefer</text:span>, <text:span text:style-name="T23">which themselves may be clustering due to spatial dependencies or “autogenously” autocorrelated</text:span>. <text:span text:style-name="T25">The result of this would be lots of error due to autocorrelation, potentially causing false positives in our ecological analyses that are not due to the fungi but simply where the hosts tend to aggregate.</text:span> To a<text:span text:style-name="T25">ddress</text:span> this question we focused most of our analyses on the fungi of just one host. </text:p>
      <text:p text:style-name="P16"/>
      <text:p text:style-name="P27"><text:span text:style-name="T26">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correlation is often considered to be present that range of comparisons that are above the x-axis in the Mantel correlograms. In the case of PCNM/dbMEM analyses, the eigen vectors with smallest wavelengths are considered strong candidates for describing internal or autogenic autcorrelation, especially if they are not correlated with environmental data (Borcard et al 2011). Other remaining eigenvectors are orthogonal to these, and can considered for the purposes of ecological analysis independent of internal autocorrelation. Thus if we restrict our ecological observations to patterns that are larger in scale than these eigenvectors, we can be reasonably confident that we are not simply describing patterns due to internal autocorrelation. Both our mantel tests and our PCNM/dbMEM analyses point to ecological patterns of interest in our fungal community at a scale of at least ~150-200 m, and mantel tests indicate that positive autcorrelation effects are nearly non-existent by 150 m in both plants and wood. </text:span></text:p>
      <text:p text:style-name="P27"><text:line-break/><text:span text:style-name="T1">Bioinformatics:  Please explain what variance stabilization is.</text:span></text:p>
      <text:p text:style-name="P15"/>
      <text:p text:style-name="P13">–---------------GottaFix <text:span text:style-name="T15">add definition of variance stabilization. </text:span></text:p>
      <text:p text:style-name="P15"/>
      <text:p text:style-name="P27"><text:span text:style-name="T27">This is an indepth topic, and also now a fairly common term in microbial ecology when dealing with second-generation sequencer technologies. Citations are given for readers who want to know more. I’m not sure that I should take the extensive space within the manuscript to explain, especially given that it is generally suggested by the reviewer that I shorten this. A brief explanation has been added. <text:s/></text:span><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line-break/></text:p>
      <text:p text:style-name="P18">------------------GottaFix</text:p>
      <text:p text:style-name="P18"/>
      <text:p text:style-name="P18">Clarification has been added.</text:p>
      <text:p text:style-name="P27"><text:line-break/><text:span text:style-name="T1">-Trends in numbers of observations parallel patterns in OTU diversity (Fig. 4); if a class of fungi contained a large diversity of OTUs, it also tended to be observed often throughout the study site.<text:line-break/><text:line-break/>            This sentence is awkward and nothing about "occupancy" is shown in figure 4.</text:span><text:line-break/></text:p>
      <text:p text:style-name="P27">--------------------<text:span text:style-name="T28">&gt; <text:s/>GottaFix</text:span></text:p>
      <text:p text:style-name="P27"/>
      <text:p text:style-name="P7">The sentence is removed. </text:p>
      <text:p text:style-name="P27"><text:soft-page-break/><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27"><text:span text:style-name="T29">We are aware of the possibility of confusing centroid-location and dispersion differences with PERMANOVA and other non-parametric, multivariate tests in the ANOVA family</text:span><text:reference-mark-start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18">4</text:span><text:reference-mark-end text:name="ZOTERO_ITEM CSL_CITATION {&quot;citationID&quot;:&quot;3DMNR5As&quot;,&quot;properties&quot;:{&quot;formattedCitation&quot;:&quot;\\super 4\\nosupersub{}&quot;,&quot;plainCitation&quot;:&quot;4&quot;,&quot;noteIndex&quot;:0},&quot;citationItems&quot;:[{&quot;id&quot;:1033,&quot;uris&quot;:[&quot;http://zotero.org/users/1142741/items/XSB7NJD7&quot;],&quot;uri&quot;:[&quot;http://zotero.org/users/1142741/items/XSB7NJD7&quot;],&quot;itemData&quot;:{&quot;id&quot;:1033,&quot;type&quot;:&quot;article-journal&quot;,&quot;title&quot;:&quot;PERMANOVA, ANOSIM, and the Mantel test in the face of heterogeneous dispersions: What null hypothesis are you testing?&quot;,&quot;container-title&quot;:&quot;Ecological Monographs&quot;,&quot;page&quot;:&quot;557-574&quot;,&quot;volume&quot;:&quot;83&quot;,&quot;issue&quot;:&quot;4&quot;,&quot;source&quot;:&quot;Wiley Online Library&quot;,&quot;abstract&quot;:&quot;ANOSIM, PERMANOVA, and the Mantel test are all resemblance-based permutation methods widely used in ecology. Here, we report the results of the first simulation study, to our knowledge, specifically designed to examine the effects of heterogeneity of multivariate dispersions on the rejection rates of these tests and on a classical MANOVA test (Pillai's trace). Increasing differences in dispersion among groups were simulated under scenarios of changing sample sizes, correlation structures, error distributions, numbers of variables, and numbers of groups for balanced and unbalanced one-way designs. The power of these tests to detect environmental impacts or natural large-scale biogeographic gradients was also compared empirically under simulations based on parameters derived from real ecological data sets. Overall, ANOSIM and the Mantel test were very sensitive to heterogeneity in dispersions, with ANOSIM generally being more sensitive than the Mantel test. In contrast, PERMANOVA and Pillai's trace were largely unaffected by heterogeneity for balanced designs. PERMANOVA was also unaffected by differences in correlation structure, unlike Pillai's trace. For unbalanced designs, however, all of the tests were (1) too liberal when the smaller group had greater dispersion and (2) overly conservative when the larger group had greater dispersion, especially ANOSIM and the Mantel test. For simulations based on real ecological data sets, PERMANOVA was generally, but not always, more powerful than the others to detect changes in community structure, and the Mantel test was usually more powerful than ANOSIM. Both the error distributions and the resemblance measure affected results concerning power. Differences in the underlying construction of these test statistics result in important differences in the nature of the null hypothesis they are testing, their sensitivity to heterogeneity, and their power to detect important changes in ecological communities. For balanced designs, PERMANOVA and PERMDISP can be used to rigorously identify location vs. dispersion effects, respectively, in the space of the chosen resemblance measure. ANOSIM and the Mantel test can be used as more “omnibus” tests, being sensitive to differences in location, dispersion or correlation structure among groups. Unfortunately, none of the tests (PERMANOVA, Mantel, or ANOSIM) behaved reliably for unbalanced designs in the face of heterogeneity.&quot;,&quot;DOI&quot;:&quot;10.1890/12-2010.1&quot;,&quot;ISSN&quot;:&quot;1557-7015&quot;,&quot;shortTitle&quot;:&quot;PERMANOVA, ANOSIM, and the Mantel test in the face of heterogeneous dispersions&quot;,&quot;language&quot;:&quot;en&quot;,&quot;author&quot;:[{&quot;family&quot;:&quot;Anderson&quot;,&quot;given&quot;:&quot;Marti J.&quot;},{&quot;family&quot;:&quot;Walsh&quot;,&quot;given&quot;:&quot;Daniel C. I.&quot;}]}}],&quot;schema&quot;:&quot;https://github.com/citation-style-language/schema/raw/master/csl-citation.json&quot;} RNDClzHtMl0RS"/><text:span text:style-name="T29">. The sample design is highly unbalanced (for reasons listed above), and dispersions were very different (see scripts, section “NMS/PERMANOVA Ordinations, Host”). As shown in the manuscript, all 2D NMS solutions estimate separate locations of centroids/dispersion in dissimilarity space among several hosts, with the most extreme example being </text:span><text:span text:style-name="T21">Cyathea</text:span><text:span text:style-name="T30">-associated endophytes</text:span><text:span text:style-name="T29">. In general, we believe that while effect size (R2) from the PERMANOVA model for host effects is probably exagerated by differing dispersions, the p-value resulting from the pseudo-F comparisons for host-effects are not unrealistic, given the seperation of groups shown in all NMS solutions. </text:span></text:p>
      <text:p text:style-name="P27"/>
      <text:p text:style-name="P27"><text:span text:style-name="T31">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text:reference-mark-start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18">3</text:span><text:reference-mark-end text:name="ZOTERO_ITEM CSL_CITATION {&quot;citationID&quot;:&quot;LlHrNrQz&quot;,&quot;properties&quot;:{&quot;formattedCitation&quot;:&quot;\\super 3\\nosupersub{}&quot;,&quot;plainCitation&quot;:&quot;3&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XRy3CKVRkN"/><text:span text:style-name="T31">. <text:s/>The R car package is for general linear models, not for simulation- and dissimilarity-based pseudo-linear models like PERMANOVA. I personally am not qualified to propose my own improvements to the PERMANOVA modeling process here, so again further instruction would be helpful.</text:span></text:p>
      <text:p text:style-name="P19"/>
      <text:p text:style-name="P20">Betadispersion was checked <text:span text:style-name="T32">in the scripts supplied with the initial, though the reviewer notes that they did not have access to the supplementary material, and we acknowledge that the figures/results in these scripts were insufficient or absent in many places. We’ve rebuilt the scripts with figures, including our process for observing multivariate dispersion in the microbe community dissimilarity matrix. </text:span></text:p>
      <text:p text:style-name="P27"/>
      <text:p text:style-name="P21">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W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20"/>
      <text:p text:style-name="P14">Better yet, add all of these components to your RDA model and calculate partitioned variance explained when all of these factors are considered together.</text:p>
      <text:p text:style-name="P14"/>
      <text:p text:style-name="P8">A variation <text:span text:style-name="T33">partitioning analyses was conducted for the environmental, host, and spatial (PCNM/dbMEM eigenvectors) matrices as explanatory variables for the fungal community matrix. </text:span><text:soft-page-break/><text:span text:style-name="T33">This is, effectively, an RDA model (or rather several, compared). However, I have removed most of the language from the main manuscript around the variation partitioning, as it is mostly a negative result, as per Reviewer #1’s recommendations. Thus, further clarification is needed for me to build on this comment. </text:span></text:p>
      <text:p text:style-name="P14"/>
      <text:p text:style-name="P21">In general this has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large signal. As such, I have attempted to de-emphasize these test results. </text:p>
      <text:p text:style-name="P21"/>
      <text:p text:style-name="P20"/>
      <text:p text:style-name="P21">GottaFix ---------------------&gt; <text:span text:style-name="T33">reduce language around VarPar and PERMANOVA.</text:span></text:p>
      <text:p text:style-name="P20"/>
      <text:p text:style-name="P22">GottaFix –--------------------&gt; clean up betadispersion check. </text:p>
      <text:p text:style-name="P20"/>
      <text:p text:style-name="P27"><text:line-break/><text:span text:style-name="T1">-It took me a couple of readings to understand the main point: that although community composition is not particularly spatially patterned, community dispersion (heterogeneity) is.  This very interesting and novel result, unfortutanely, seems to be a bit buried in the long list and 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23"><text:span text:style-name="T3">I believe that Reviewer #1 has missed the point that we’ve tried to make with this paper, or perhaps disagrees with it. If the former, I’ve tried to simplify and clarify with the revised manuscript presented. <text:s/></text:span>Unfortunately, I cannot discard the language and theory around the discussion of core microbiomes. <text:span text:style-name="T34">The </text:span>initial <text:span text:style-name="T34">motivation and </text:span>hypothesis for <text:span text:style-name="T34">the study was the null hypothesis that core microbiomes do not exist in nature</text:span>. <text:span text:style-name="T34">Indeed, I began the study attempting to debunk the concept of a core microbiome and was then convinced that perhaps this is indeed a useful theoretical framework and vocabulary for describing what I had observed. <text:s/>Though I’ve perhaps failed to convey this, t</text:span>he narrative is fairly simple. <text:span text:style-name="T35">I’ll summarize here and we hope that the revisions to the manuscript serve to also clarify the message. In addition,</text:span> I have discarded other results, especially results that concern the importance of the hilltop, that may be distracting from this central narrative. </text:p>
      <text:p text:style-name="P23"/>
      <text:p text:style-name="P23">We sampled <text:span text:style-name="T34">endophytic fungi from </text:span>numerous host trees. <text:span text:style-name="T3">We found:</text:span></text:p>
      <text:p text:style-name="P23"/>
      <text:p text:style-name="P23">1) Mycobiomes are incredibly chaotic and different, even within single hosts <text:span text:style-name="T34">species and on such a small scale as the boundries of the Fushan FDP</text:span>.</text:p>
      <text:p text:style-name="P23"/>
      <text:p text:style-name="P23">2) Nevertheless, fungal communities are differentiated somew<text:span text:style-name="T35">h</text:span>at by host. <text:span text:style-name="T34">To discern the reasons for this host effect, we</text:span> focus <text:span text:style-name="T35">all following analyses </text:span>on <text:span text:style-name="T35">the most</text:span> <text:span text:style-name="T34">numerous</text:span> <text:span text:style-name="T35">tree species, </text:span><text:span text:style-name="T22">Helicia formosana</text:span>.</text:p>
      <text:p text:style-name="P23"/>
      <text:p text:style-name="P23">3) We identify a very small subset of fungi, <text:span text:style-name="T35">which w</text:span>e call “core” <text:span text:style-name="T35">fungi</text:span>, <text:span text:style-name="T35">that</text:span> cooccurr <text:span text:style-name="T35">more</text:span> often <text:span text:style-name="T35">than expected by chance </text:span>with their host, among thousands of other fungi <text:span text:style-name="T34">that do not</text:span>. <text:span text:style-name="T35">This is the definition that Reviewer #1 describes as <text:s/>requiring mental gymnastics, I hope we have clarified the language around this well enough so that it no longer does. </text:span></text:p>
      <text:p text:style-name="P23"/>
      <text:p text:style-name="P23"><text:soft-page-break/>4) We explore the spatial patterns of these “core” fungi. <text:span text:style-name="T34">The initial signal of host effect noted above seems well explained by the presence of these fungi.</text:span> <text:span text:style-name="T34">There are also interesting differences in spatial patterns between wood and leaf “core”. </text:span></text:p>
      <text:p text:style-name="P27"><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9">There are correlations noted between <text:span text:style-name="T36">dissimilarity in </text:span></text:p>
      <text:p text:style-name="P27"><text:line-break/><text:span text:style-name="T1">2)    Local patterns of diversity and richness will have a strong impact on community heterogeneity.  To what extent do your heterogeneity results reflect richness gradients?</text:span><text:line-break/></text:p>
      <text:p text:style-name="P3">The reviewer requested more information on the process of variance stabilization <text:span text:style-name="T37">above</text:span>. A discussion of this is required to answer this question. </text:p>
      <text:p text:style-name="P3"/>
      <text:p text:style-name="P27"><text:span text:style-name="T36">Environmental sampling using culture-free, direct-sequencing technologies such as were employed in this study are generally considered to be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another sampling of the population. Thus at several points this process is nested, with multiple sub-sampling events of the microbiome of the leaves occuring.</text:span></text:p>
      <text:p text:style-name="P24"/>
      <text:p text:style-name="P24">Any and probably all of the steps in this process introduce large bias into the relative numbers of fungal species amplified, and into the relative abundances among these fungal species within any given sample. <text:span text:style-name="T38">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correlate well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span></text:p>
      <text:p text:style-name="P24"/>
      <text:p text:style-name="P24">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text:span text:style-name="T39">But this and other methods can only claim to make relative differences among samples (or expression of mRNA sequences) meaningful. </text:span></text:p>
      <text:p text:style-name="P25"/>
      <text:p text:style-name="P25"><text:span text:style-name="T40">All of this to say, that as I understand Reviewer #1, they would like some measure of the original diversity within the samples, and unfortunately this cannot be honestly recovered from the sample prep </text:span><text:soft-page-break/><text:span text:style-name="T40">and bioinformatic pipeline. I would not trust any patterns in species richness from any stage of these pipelines, not due to any intellectual flaw in them but simply because these methods cannot produce that kind of data without large danger of false positives. </text:span></text:p>
      <text:p text:style-name="P24"/>
      <text:p text:style-name="P26">For more discussion of some of the above issues, <text:span text:style-name="T41">and a list of useful sources,</text:span> we have a preprinted discussion at &lt;________&gt;. </text:p>
      <text:p text:style-name="P24"/>
      <text:p text:style-name="P27"><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15"/>
      <text:p text:style-name="P27"><text:span text:style-name="T5">–------------------------------</text:span><text:span text:style-name="T16">&gt; GottaFix </text:span></text:p>
      <text:p text:style-name="P10"/>
      <text:p text:style-name="P27"><text:span text:style-name="T16">Some figures (______) have been removed from the main manuscript.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line-break/></text:p>
      <text:p text:style-name="P3">-----------------------&gt; GottaFix</text:p>
      <text:p text:style-name="P3"/>
      <text:p text:style-name="P3">Language around interpretation of PCNM vectors has been ad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3:58:15.992631760</meta:creation-date>
    <dc:date>2018-08-01T13:25:21.511908114</dc:date>
    <meta:editing-duration>PT2M4S</meta:editing-duration>
    <meta:editing-cycles>2</meta:editing-cycles>
    <meta:generator>LibreOffice/5.1.6.2$Linux_X86_64 LibreOffice_project/10m0$Build-2</meta:generator>
    <meta:document-statistic meta:table-count="0" meta:image-count="0" meta:object-count="0" meta:page-count="8" meta:paragraph-count="66" meta:word-count="3631" meta:character-count="23055" meta:non-whitespace-character-count="19375"/>
  </office:meta>
</office:document-meta>
</file>